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A300000B7EFD92C4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3.187cm" svg:y="-0.282cm" svg:width="19.325cm" svg:height="17.568cm" draw:z-index="0"><draw:image xlink:href="Pictures/1000000100000CA300000B7EFD92C4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7:53.839976761</meta:creation-date>
    <dc:date>2024-08-21T07:39:05.496947018</dc:date>
    <meta:editing-duration>PT7M27S</meta:editing-duration>
    <meta:editing-cycles>7</meta:editing-cycles>
    <meta:generator>LibreOffice/7.6.7.2$Linux_X86_64 LibreOffice_project/60$Build-2</meta:generator>
    <meta:print-date>2024-08-20T15:45:05.656050203</meta:print-date>
    <meta:printed-by>Arquivo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